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399.4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8.66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58.2pt" fo:break-before="auto" style:use-optimal-row-height="true"/>
    </style:style>
    <style:style style:name="ro5" style:family="table-row">
      <style:table-row-properties style:row-height="57.46pt" fo:break-before="auto" style:use-optimal-row-height="true"/>
    </style:style>
    <style:style style:name="ro6" style:family="table-row">
      <style:table-row-properties style:row-height="438.04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258.94pt" fo:break-before="auto" style:use-optimal-row-height="true"/>
    </style:style>
    <style:style style:name="ro9" style:family="table-row">
      <style:table-row-properties style:row-height="314.9pt" fo:break-before="auto" style:use-optimal-row-height="true"/>
    </style:style>
    <style:style style:name="ro10" style:family="table-row">
      <style:table-row-properties style:row-height="247.75pt" fo:break-before="auto" style:use-optimal-row-height="true"/>
    </style:style>
    <style:style style:name="ro11" style:family="table-row">
      <style:table-row-properties style:row-height="90pt" fo:break-before="auto" style:use-optimal-row-height="true"/>
    </style:style>
    <style:style style:name="ro12" style:family="table-row">
      <style:table-row-properties style:row-height="337.29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102.19pt" fo:break-before="auto" style:use-optimal-row-height="true"/>
    </style:style>
    <style:style style:name="ro15" style:family="table-row">
      <style:table-row-properties style:row-height="79.85pt" fo:break-before="auto" style:use-optimal-row-height="true"/>
    </style:style>
    <style:style style:name="ro16" style:family="table-row">
      <style:table-row-properties style:row-height="90.99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214.16pt" fo:break-before="auto" style:use-optimal-row-height="true"/>
    </style:style>
    <style:style style:name="ro19" style:family="table-row">
      <style:table-row-properties style:row-height="112.51pt" fo:break-before="auto" style:use-optimal-row-height="true"/>
    </style:style>
    <style:style style:name="ro20" style:family="table-row">
      <style:table-row-properties style:row-height="124.61pt" fo:break-before="auto" style:use-optimal-row-height="true"/>
    </style:style>
    <style:style style:name="ro21" style:family="table-row">
      <style:table-row-properties style:row-height="393.25pt" fo:break-before="auto" style:use-optimal-row-height="true"/>
    </style:style>
    <style:style style:name="ro22" style:family="table-row">
      <style:table-row-properties style:row-height="113.41pt" fo:break-before="auto" style:use-optimal-row-height="true"/>
    </style:style>
    <style:style style:name="ro23" style:family="table-row">
      <style:table-row-properties style:row-height="527.61pt" fo:break-before="auto" style:use-optimal-row-height="true"/>
    </style:style>
    <style:style style:name="ro24" style:family="table-row">
      <style:table-row-properties style:row-height="147pt" fo:break-before="auto" style:use-optimal-row-height="true"/>
    </style:style>
    <style:style style:name="ro25" style:family="table-row">
      <style:table-row-properties style:row-height="359.69pt" fo:break-before="auto" style:use-optimal-row-height="true"/>
    </style:style>
    <style:style style:name="ro26" style:family="table-row">
      <style:table-row-properties style:row-height="236.55pt" fo:break-before="auto" style:use-optimal-row-height="true"/>
    </style:style>
    <style:style style:name="ro27" style:family="table-row">
      <style:table-row-properties style:row-height="180.54pt" fo:break-before="auto" style:use-optimal-row-height="true"/>
    </style:style>
    <style:style style:name="ro28" style:family="table-row">
      <style:table-row-properties style:row-height="202.96pt" fo:break-before="auto" style:use-optimal-row-height="true"/>
    </style:style>
    <style:style style:name="ro29" style:family="table-row">
      <style:table-row-properties style:row-height="46.26pt" fo:break-before="auto" style:use-optimal-row-height="true"/>
    </style:style>
    <style:style style:name="ro30"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56"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7"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79"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09"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weight-asian="bold" style:font-weight-complex="bold"/>
    </style:style>
    <style:style style:name="T8" style:family="text">
      <style:text-properties style:font-name="DejaVu Sans" style:font-name-asian="DejaVu Sans" style:font-name-complex="DejaVu Sans" style:font-weight-asian="bold" style:font-weight-complex="bold"/>
    </style:style>
    <style:style style:name="T9"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2" style:family="text">
      <style:text-properties style:font-weight-complex="bold" style:font-weight-asian="bold" fo:font-weight="bold"/>
    </style:style>
    <style:style style:name="T1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3"/>
        <table:table-column table:style-name="co5" table:default-cell-style-name="ce53"/>
        <table:table-column table:style-name="co6" table:default-cell-style-name="ce53"/>
        <table:table-column table:style-name="co7" table:default-cell-style-name="ce53"/>
        <table:table-column table:style-name="co8" table:default-cell-style-name="ce79"/>
        <table:table-column table:style-name="co9" table:default-cell-style-name="ce53"/>
        <table:table-column table:style-name="co10" table:default-cell-style-name="ce53"/>
        <table:table-column table:style-name="co11" table:default-cell-style-name="ce109"/>
        <table:table-column table:style-name="co12" table:default-cell-style-name="ce53"/>
        <table:table-column table:style-name="co13" table:default-cell-style-name="ce56"/>
        <table:table-column table:style-name="co12" table:default-cell-style-name="ce56"/>
        <table:table-column table:style-name="co14" table:default-cell-style-name="ce56"/>
        <table:table-column table:style-name="co12" table:default-cell-style-name="ce56"/>
        <table:table-column table:style-name="co15" table:default-cell-style-name="ce56"/>
        <table:table-column table:style-name="co12" table:default-cell-style-name="ce56"/>
        <table:table-column table:style-name="co16" table:default-cell-style-name="ce56"/>
        <table:table-column table:style-name="co12" table:default-cell-style-name="ce56"/>
        <table:table-column table:style-name="co14" table:default-cell-style-name="ce56"/>
        <table:table-column table:style-name="co9" table:number-columns-repeated="17" table:default-cell-style-name="ce56"/>
        <table:table-column table:style-name="co9" table:number-columns-repeated="984" table:default-cell-style-name="ce213"/>
        <table:table-row table:style-name="ro1">
          <table:table-cell table:style-name="ce194"/>
          <table:table-cell table:style-name="ce203"/>
          <table:table-cell table:style-name="ce194" table:number-columns-repeated="2"/>
          <table:table-cell table:style-name="ce56"/>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table-cell table:style-name="ce194"/>
          <table:table-cell table:style-name="ce203"/>
          <table:table-cell table:style-name="ce194" table:number-columns-repeated="2"/>
          <table:table-cell table:style-name="ce56"/>
          <table:table-cell table:style-name="ce42" office:value-type="string" calcext:value-type="string" table:number-columns-spanned="3" table:number-rows-spanned="1">
            <text:p>Vmware</text:p>
            <text:p>16 CPU</text:p>
            <text:p>64GB RAM</text:p>
          </table:table-cell>
          <table:covered-table-cell table:style-name="ce67"/>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1"/>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42" office:value-type="string" calcext:value-type="string">
            <text:p>Spôsob virtualizácie</text:p>
          </table:table-cell>
          <table:table-cell table:style-name="ce42" office:value-type="string" calcext:value-type="string">
            <text:p>Predvolené prihlasovacie údaje</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53" table:number-columns-repeated="17"/>
          <table:table-cell table:number-columns-repeated="984"/>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5">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text:span text:style-name="T4">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Podporované technológie</text:p>
            <text:p><text:a xlink:href="https://www.cisco.com/c/en/us/td/docs/routers/access/interfaces/software/feature/guide/eesm_sw.html#pgfId-1921769" xlink:type="simple">https://www.cisco.com/c/en/us/td/docs/routers/access/interfaces/software/feature/guide/eesm_sw.html#pgfId-1921769</text:a></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3">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PRI SMEROVACICH SLUCKACH IOL ROUTER SPADNE !!!</text:p>
            <text:p/>
            <text:p>-Superrychle vkladanie prikazov do konzoly cez Ctrl+Shift+V / prave kliknutie (PuTTY)</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3">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text:span text:style-name="T5">-PRI SMEROVACICH SLUCKACH IOL SWITCH SPADNE</text:span></text:p>
            <text:p/>
            <text:p><text:span text:style-name="T5">-Superrychle vkladanie prikazov do konzoly cez Ctrl+Shift+V / prave kliknutie (PuTTY)</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3">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Maximalny pocet rozhrani pre Cisco vIOS L2 switch je 16</text:p>
            <text:p><text:span text:style-name="T5">-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3">titanium-d1-kickstart.7.3.0.D1.1_20161101</text:span></text:p>
            <text:p><text:span text:style-name="T4">titanium-d1-kickstart.5.1.2_20101218</text:span></text:p>
            <text:p><text:span text:style-name="T4">titanium-d1-kickstart.7.0.1.ZD.0.216_20140613</text:span></text:p>
            <text:p><text:span text:style-name="T4">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ext:p/>
            <text:p>-Podporované technológie</text:p>
            <text:p><text:a xlink:href="https://learningnetwork.cisco.com/docs/DOC-30470" xlink:type="simple">https://learningnetwork.cisco.com/docs/DOC-30470</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3">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text:span text:style-name="T5">-Podporované technológie</text:span></text:p>
            <text:p><text:span text:style-name="T10"><text:a xlink:href="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 xlink:type="simple">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text:a></text:span></text:p>
            <text:p><text:span text:style-name="T10"><text:a xlink:href="https://learningnetwork.cisco.com/docs/DOC-31789#jive_content_id_Supported__Unsupported_Features" xlink:type="simple">https://learningnetwork.cisco.com/docs/DOC-31789#jive_content_id_Supported__Unsupported_Features</text:a></text:span></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3">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0"><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2">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3">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3">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0"><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3">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3">fortinet-analyzer-FAZ-VM64-v5.2.6-build0753_20160317</text:span></text:p>
            <text:p><text:span text:style-name="T3">fortinet-fortigate-FGT-VM64-KVM-v5.6.1-build1484_20170727</text:span></text:p>
            <text:p><text:span text:style-name="T3">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5">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3">cpsg-R77-20_20140603</text:span></text:p>
            <text:p>cpsg-Check_Point_Install_and_Upgrade_R77.Gaia</text:p>
            <text:p>Cpsg-R77-10</text:p>
            <text:p><text:span text:style-name="T5">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5">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3">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PRS2 semestralka)</text:p>
            <text:p/>
            <text:p><text:span text:style-name="T5">-Podporované technológie</text:span></text:p>
            <text:p><text:a xlink:href="https://learningnetwork.cisco.com/docs/DOC-30471" xlink:type="simple">https://learningnetwork.cisco.com/docs/DOC-30471</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3">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3">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3">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Podporované technológie</text:p>
            <text:p><text:a xlink:href="https://learningnetwork.cisco.com/docs/DOC-30449" xlink:type="simple">https://learningnetwork.cisco.com/docs/DOC-30449</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3">xrv9k-fullk9-x-6.2.25_20170928</text:span></text:p>
            <text:p><text:span text:style-name="T6">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ext:p/>
            <text:p><text:span text:style-name="T5">-Podporované technológie</text:span></text:p>
            <text:p><text:span text:style-name="T10"><text:a xlink:href="https://learningnetwork.cisco.com/docs/DOC-30428" xlink:type="simple">https://learningnetwork.cisco.com/docs/DOC-30428</text:a></text:span></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9">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3">vsrx-12.1X47-D15.4-firefly-perimeter_20141112</text:span></text:p>
            <text:p><text:span text:style-name="T3">vsrx-12.1X47-D20.7-firefly-perimeter_20150303</text:span></text:p>
            <text:p>vsrx-12.1X44-D10.4-domestic </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0">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7">vsrxng-15.1X49-D20.2_20150913 (spusta sa rychlejsie)</text:span></text:p>
            <text:p><text:span text:style-name="T7">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1">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0"><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text:span text:style-name="T5">-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2">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8">vmxvcp-15.1F6.9_201606161</text:span></text:p>
            <text:p><text:span text:style-name="T8">vmxvfp-15.1F6.9_20160616</text:span></text:p>
          </table:table-cell>
          <table:table-cell table:style-name="ce218" office:value-type="string" calcext:value-type="string">
            <text:p>QEMU</text:p>
          </table:table-cell>
          <table:table-cell table:style-name="ce223" office:value-type="string" calcext:value-type="string">
            <text:p><text:span text:style-name="T5">VCP: root/&lt;bez hesla&gt;</text:span></text:p>
            <text:p><text:span text:style-name="T5">VFP: root/root</text:span></text:p>
            <text:p/>
            <text:p><text:span text:style-name="T5">-Na commit konfiguracnych zmien je potrebne heslo. Pre jednoduchost mozeme zadat heslo (na VCP):</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8">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7">vmxvcp-17.3R1.10_20170731</text:span></text:p>
            <text:p><text:span text:style-name="T7">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3">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6">timos-B-13.0.R4_ver1_20150729</text:span></text:p>
            <text:p><text:span text:style-name="T6">timos-C-14.0.R6_ver1_20162111</text:span></text:p>
            <text:p><text:span text:style-name="T6">timoscpm-B-13.0.R4_ver1_20150729</text:span></text:p>
            <text:p><text:span text:style-name="T6">timoscpm-C-14.0.R6_ver1_20162111</text:span></text:p>
            <text:p><text:span text:style-name="T6">timosiom-B-13.0.R4_ver1_20150729</text:span></text:p>
            <text:p><text:span text:style-name="T6">timosiom-C-14.0.R6_ver1_20162111</text:span></text:p>
            <text:p><text:span text:style-name="T5">timos-12.0.R6</text:span></text:p>
            <text:p><text:span text:style-name="T5">timos-B-13.0.R1</text:span></text:p>
            <text:p><text:span text:style-name="T5">timos-B-13.0.R4_ver2_20150729</text:span></text:p>
            <text:p><text:span text:style-name="T5">timos-C-13.0.R1_20150227</text:span></text:p>
            <text:p><text:span text:style-name="T5">timos-C-14.0.R6_ver2_20162111</text:span></text:p>
            <text:p><text:span text:style-name="T5">timoscpm-B-13.0.R1</text:span></text:p>
            <text:p><text:span text:style-name="T5">timoscpm-B-13.0.R4_ver2_20150729</text:span></text:p>
            <text:p><text:span text:style-name="T5">timoscpm-C-13.0.R1_20150227</text:span></text:p>
            <text:p><text:span text:style-name="T5">timoscpm-C-14.0.R6_ver2_20162111</text:span></text:p>
            <text:p><text:span text:style-name="T5">timosiom-B-13.0.R1</text:span></text:p>
            <text:p><text:span text:style-name="T5">timosiom-B-13.0.R4_ver2_20150729</text:span></text:p>
            <text:p><text:span text:style-name="T5">timosiom-C-13.0.R1_20150227</text:span></text:p>
            <text:p><text:span text:style-name="T5">timosiom-C-14.0.R6_ver2_20162111</text:span></text:p>
            <text:p><text:span text:style-name="T5">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11">-EVE-ng odporuca pridavat novsie verzie (14+) Nokia vSR ako sklada z CPM a IOM casti, lebo ak ho pridame ako jeden uzol (VSR-I), potom sa zacykli (neustale sa bude restartovat). P</text:span><text:span text:style-name="T12">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4">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3">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5">Mozeme stiahnut aj z oficialnej stranky</text:span></text:p>
            <text:p><text:span text:style-name="T10"><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3">hpvsr-7.10.R0204P01_20150202</text:span></text:p>
            <text:p><text:span text:style-name="T3">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3">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5">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text:span text:style-name="T3">bigip-12.0.0-2_20150821</text:span></text:p>
            <text:p><text:span text:style-name="T3">bigip-12.1.2-configured_20161130</text:span></text:p>
            <text:p>bigip-11.5.1_20140312</text:p>
            <text:p>bigip-BIGIP-11.5.3.2.10.196.ALL-scsi</text:p>
            <text:p>bigip-BIGIP-12.1.2.0.0.249 </text:p>
            <text:p><text:span text:style-name="T5">BIGIP-11.5.3.2.10.196.ALL-scsi.ova</text:span></text:p>
            <text:p><text:span text:style-name="T5">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0">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3">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0"><text:a xlink:href="https://www.radware.com/resources/softwaredownloads/network-admin-software/" xlink:type="simple">https://www.radware.com/resources/softwaredownloads/network-admin-software/</text:a></text:span></text:p>
            <text:p>resp. </text:p>
            <text:p><text:span text:style-name="T10"><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5">=&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3">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8">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3">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0"><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6">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4">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2">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29">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29">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56"/>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3">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10"><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3">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4">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9">netem 2.0.3-61 </text:span><text:span text:style-name="T7">(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56" office:value-type="string" calcext:value-type="string">
            <text:p>&lt;bez hesla&gt;</text:p>
          </table:table-cell>
          <table:table-cell table:style-name="ce56"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0">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7">Win10_1709_EnglishInternational_x32.iso</text:span></text:p>
            <text:p><text:span text:style-name="T7">=&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10"><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1">
          <table:table-cell table:style-name="ce194"/>
          <table:table-cell table:style-name="ce203"/>
          <table:table-cell table:style-name="ce194" table:number-columns-repeated="2"/>
          <table:table-cell table:style-name="ce56" table:number-columns-repeated="2"/>
          <table:table-cell table:style-name="ce67"/>
          <table:table-cell/>
          <table:table-cell table:style-name="ce194"/>
          <table:table-cell table:number-columns-repeated="2"/>
          <table:table-cell table:style-name="ce67"/>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1">
          <table:table-cell table:number-columns-repeated="5"/>
          <table:table-cell table:style-name="ce226"/>
          <table:table-cell table:number-columns-repeated="1016"/>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2"/>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2"/>
          <table:table-cell table:style-name="ce49"/>
          <table:table-cell table:style-name="ce65"/>
          <table:table-cell table:style-name="ce23" table:number-columns-repeated="3"/>
          <table:table-cell table:style-name="ce49"/>
          <table:table-cell table:style-name="ce23" table:number-columns-repeated="1010"/>
        </table:table-row>
        <table:table-row table:style-name="ro1">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1">
          <table:table-cell table:number-columns-repeated="5"/>
          <table:table-cell table:style-name="ce226"/>
          <table:table-cell table:number-columns-repeated="1016"/>
        </table:table-row>
        <table:table-row table:style-name="ro1" table:number-rows-repeated="19">
          <table:table-cell table:number-columns-repeated="3"/>
          <table:table-cell table:style-name="ce194"/>
          <table:table-cell table:style-name="ce56"/>
          <table:table-cell table:style-name="ce226"/>
          <table:table-cell table:number-columns-repeated="1016"/>
        </table:table-row>
        <table:table-row table:style-name="ro1" table:number-rows-repeated="30">
          <table:table-cell table:number-columns-repeated="3"/>
          <table:table-cell table:style-name="ce203"/>
          <table:table-cell table:style-name="ce200"/>
          <table:table-cell table:style-name="ce226"/>
          <table:table-cell table:number-columns-repeated="1016"/>
        </table:table-row>
        <table:table-row table:style-name="ro1" table:number-rows-repeated="13">
          <table:table-cell table:number-columns-repeated="5"/>
          <table:table-cell table:style-name="ce226"/>
          <table:table-cell table:number-columns-repeated="1016"/>
        </table:table-row>
        <table:table-row table:style-name="ro1" table:number-rows-repeated="1048409">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2">00/00/0000</text:date>, <text:time style:data-style-name="N2" text:time-value="19:21:16.1363969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3-22T19:22:28.547292261</dc:date>
    <meta:editing-duration>P22DT5H31M41S</meta:editing-duration>
    <meta:editing-cycles>600</meta:editing-cycles>
    <meta:generator>LibreOffice/6.0.0.3$Linux_X86_64 LibreOffice_project/00m0$Build-3</meta:generator>
    <meta:document-statistic meta:table-count="1" meta:cell-count="791" meta:object-count="0"/>
  </office:meta>
</office:document-meta>
</file>